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85cm" fo:min-width="11.5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cm" fo:min-width="11.5cm"/>
    </style:style>
    <style:style style:name="gr3" style:family="graphic" style:parent-style-name="standard">
      <style:graphic-properties draw:stroke="none" svg:stroke-color="#000000" draw:fill="none" draw:fill-color="#ffffff" fo:min-height="4.25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5cm" fo:min-width="3.5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5cm" fo:min-width="2.3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5cm" fo:min-width="2.7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5cm" fo:min-width="1.6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5cm" fo:min-width="3.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7.1cm" svg:x="0.5cm" svg:y="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cm" svg:height="0.6cm" svg:x="0.5cm" svg:y="0.3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5cm" svg:height="4.5cm" svg:x="0.8cm" svg:y="1.4cm">
          <draw:text-box>
            <text:p>Date</text:p>
            <text:p/>
            <text:p>Course Code</text:p>
            <text:p/>
            <text:p>Laps</text:p>
          </draw:text-box>
        </draw:frame>
        <draw:custom-shape draw:style-name="gr4" draw:text-style-name="P2" draw:layer="layout" svg:width="4cm" svg:height="1.3cm" svg:x="8cm" svg:y="1.5cm">
          <text:p text:style-name="P2"><text:span text:style-name="T1">Add event 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cm" svg:height="0.9cm" svg:x="5cm" svg:y="1.5cm">
          <text:p text:style-name="P1"><text:span text:style-name="T1">23/7/2014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8cm" svg:height="0.9cm" svg:x="5cm" svg:y="2.9cm">
          <text:p text:style-name="P1">E33/10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2cm" svg:height="3cm" svg:x="8cm" svg:y="3.1cm">
          <text:p text:style-name="P2"><text:span text:style-name="T1">Handicap 10</text:span></text:p>
          <text:p text:style-name="P2"><text:span text:style-name="T1">Transmedia</text:span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8cm" svg:height="0.9cm" svg:x="5cm" svg:y="4.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1cm" svg:height="0.9cm" svg:x="5.6cm" svg:y="6.3cm">
          <text:p text:style-name="P3"><text:span text:style-name="T2">Sav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2cm" svg:height="0.9cm" svg:x="7.9cm" svg:y="6.3cm">
          <text:p text:style-name="P3"><text:span text:style-name="T2">Save&amp; Add recor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21:08:31.139000000</meta:creation-date>
    <dc:date>2014-12-01T21:23:52.855000000</dc:date>
    <meta:editing-duration>PT15M21S</meta:editing-duration>
    <meta:editing-cycles>2</meta:editing-cycles>
    <meta:generator>LibreOffice/4.3.2.2$Windows_x86 LibreOffice_project/edfb5295ba211bd31ad47d0bad0118690f76407d</meta:generator>
    <meta:document-statistic meta:object-count="10"/>
  </office:meta>
</office:document-meta>
</file>